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0" style:family="paragraph">
      <style:paragraph-properties fo:break-before="page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26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27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28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29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30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31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32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33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34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35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36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37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38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39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40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41" style:parent-style-name="Normal" style:family="paragraph">
      <style:paragraph-properties fo:text-align="start" fo:margin-bottom="0in" fo:line-height="109%" fo:margin-left="0.2958in" fo:margin-right="-0.0041in" fo:text-indent="0in">
        <style:tab-stops/>
      </style:paragraph-properties>
      <style:text-properties fo:font-size="9pt" style:font-size-asian="9pt"/>
    </style:style>
    <style:style style:name="P42" style:parent-style-name="Normal" style:family="paragraph">
      <style:paragraph-properties fo:text-align="start" fo:margin-bottom="0in" fo:line-height="109%" fo:margin-left="0.2958in" fo:margin-right="-0.0041in" fo:text-indent="0in">
        <style:tab-stops/>
      </style:paragraph-properties>
      <style:text-properties fo:font-size="9pt" style:font-size-asian="9pt"/>
    </style:style>
    <style:style style:name="P43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44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45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46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47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48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49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50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51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52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</style:style>
    <style:style style:name="T53" style:parent-style-name="Fonteparág.padrão" style:family="text">
      <style:text-properties fo:font-size="9pt" style:font-size-asian="9pt"/>
    </style:style>
    <style:style style:name="T54" style:parent-style-name="Fonteparág.padrão" style:family="text">
      <style:text-properties style:text-position="sub 66.6%" fo:font-size="9pt" style:font-size-asian="9pt"/>
    </style:style>
    <style:style style:name="T55" style:parent-style-name="Fonteparág.padrão" style:family="text">
      <style:text-properties fo:font-size="9pt" style:font-size-asian="9pt"/>
    </style:style>
    <style:style style:name="P56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</style:style>
    <style:style style:name="T57" style:parent-style-name="Fonteparág.padrão" style:family="text">
      <style:text-properties fo:font-size="9pt" style:font-size-asian="9pt"/>
    </style:style>
    <style:style style:name="T58" style:parent-style-name="Fonteparág.padrão" style:family="text">
      <style:text-properties style:text-position="sub 66.6%" fo:font-size="9pt" style:font-size-asian="9pt"/>
    </style:style>
    <style:style style:name="T59" style:parent-style-name="Fonteparág.padrão" style:family="text">
      <style:text-properties fo:font-size="9pt" style:font-size-asian="9pt"/>
    </style:style>
    <style:style style:name="T60" style:parent-style-name="Fonteparág.padrão" style:family="text">
      <style:text-properties fo:font-size="9pt" style:font-size-asian="9pt"/>
    </style:style>
    <style:style style:name="P61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62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63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</style:style>
    <style:style style:name="T64" style:parent-style-name="Fonteparág.padrão" style:family="text">
      <style:text-properties fo:font-size="9pt" style:font-size-asian="9pt"/>
    </style:style>
    <style:style style:name="T65" style:parent-style-name="Fonteparág.padrão" style:family="text">
      <style:text-properties style:text-position="sub 66.6%" fo:font-size="9pt" style:font-size-asian="9pt"/>
    </style:style>
    <style:style style:name="T66" style:parent-style-name="Fonteparág.padrão" style:family="text">
      <style:text-properties fo:font-size="9pt" style:font-size-asian="9pt"/>
    </style:style>
    <style:style style:name="T67" style:parent-style-name="Fonteparág.padrão" style:family="text">
      <style:text-properties fo:font-size="9pt" style:font-size-asian="9pt"/>
    </style:style>
    <style:style style:name="T68" style:parent-style-name="Fonteparág.padrão" style:family="text">
      <style:text-properties fo:font-size="9pt" style:font-size-asian="9pt"/>
    </style:style>
    <style:style style:name="P69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70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71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</style:style>
    <style:style style:name="T72" style:parent-style-name="Fonteparág.padrão" style:family="text">
      <style:text-properties fo:font-size="9pt" style:font-size-asian="9pt"/>
    </style:style>
    <style:style style:name="T73" style:parent-style-name="Fonteparág.padrão" style:family="text">
      <style:text-properties style:text-position="sub 66.6%" fo:font-size="9pt" style:font-size-asian="9pt"/>
    </style:style>
    <style:style style:name="T74" style:parent-style-name="Fonteparág.padrão" style:family="text">
      <style:text-properties fo:font-size="9pt" style:font-size-asian="9pt"/>
    </style:style>
    <style:style style:name="P75" style:parent-style-name="Normal" style:family="paragraph">
      <style:paragraph-properties fo:text-align="start" fo:margin-bottom="0in" fo:line-height="109%" fo:margin-left="0.2958in" fo:margin-right="-0.0041in" fo:text-indent="-0.0076in">
        <style:tab-stops/>
      </style:paragraph-properties>
      <style:text-properties fo:font-size="9pt" style:font-size-asian="9pt"/>
    </style:style>
    <style:style style:name="P76" style:parent-style-name="Normal" style:family="paragraph">
      <style:paragraph-properties fo:text-align="start" fo:margin-bottom="0in" fo:line-height="109%" fo:margin-left="0.2958in" fo:margin-right="-0.0041in" fo:text-indent="-0.0076in">
        <style:tab-stops/>
      </style:paragraph-properties>
      <style:text-properties fo:font-size="9pt" style:font-size-asian="9pt"/>
    </style:style>
    <style:style style:name="P77" style:parent-style-name="Normal" style:family="paragraph">
      <style:paragraph-properties fo:text-align="start" fo:margin-bottom="0in" fo:line-height="109%" fo:margin-left="0.1972in" fo:margin-right="-0.0041in" fo:text-indent="-0.0708in">
        <style:tab-stops/>
      </style:paragraph-properties>
    </style:style>
    <style:style style:name="T78" style:parent-style-name="Fonteparág.padrão" style:family="text">
      <style:text-properties fo:font-size="9pt" style:font-size-asian="9pt"/>
    </style:style>
    <style:style style:name="T79" style:parent-style-name="Fonteparág.padrão" style:family="text">
      <style:text-properties style:text-position="sub 66.6%" fo:font-size="9pt" style:font-size-asian="9pt"/>
    </style:style>
    <style:style style:name="T80" style:parent-style-name="Fonteparág.padrão" style:family="text">
      <style:text-properties fo:font-size="9pt" style:font-size-asian="9pt"/>
    </style:style>
    <style:style style:name="T81" style:parent-style-name="Fonteparág.padrão" style:family="text">
      <style:text-properties fo:font-size="9pt" style:font-size-asian="9pt"/>
    </style:style>
    <style:style style:name="T82" style:parent-style-name="Fonteparág.padrão" style:family="text">
      <style:text-properties fo:font-size="9pt" style:font-size-asian="9pt"/>
    </style:style>
    <style:style style:name="T83" style:parent-style-name="Fonteparág.padrão" style:family="text">
      <style:text-properties fo:font-size="9pt" style:font-size-asian="9pt"/>
    </style:style>
    <style:style style:name="T84" style:parent-style-name="Fonteparág.padrão" style:family="text">
      <style:text-properties fo:font-size="9pt" style:font-size-asian="9pt"/>
    </style:style>
    <style:style style:name="T85" style:parent-style-name="Fonteparág.padrão" style:family="text">
      <style:text-properties fo:font-size="9pt" style:font-size-asian="9pt"/>
    </style:style>
    <style:style style:name="P86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87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88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/>
    </style:style>
    <style:style style:name="P89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90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91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92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93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94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95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96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97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98" style:parent-style-name="Normal" style:family="paragraph">
      <style:paragraph-properties fo:margin-bottom="0in"/>
      <style:text-properties fo:font-size="9pt" style:font-size-asian="9pt"/>
    </style:style>
    <style:style style:name="P99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00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01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02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03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04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05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06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07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08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09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</style:style>
    <style:style style:name="T110" style:parent-style-name="Fonteparág.padrão" style:family="text">
      <style:text-properties fo:font-size="9pt" style:font-size-asian="9pt" style:font-size-complex="9pt"/>
    </style:style>
    <style:style style:name="T111" style:parent-style-name="Fonteparág.padrão" style:family="text">
      <style:text-properties style:text-position="sub 66.6%" fo:font-size="9pt" style:font-size-asian="9pt" style:font-size-complex="9pt"/>
    </style:style>
    <style:style style:name="T112" style:parent-style-name="Fonteparág.padrão" style:family="text">
      <style:text-properties fo:font-size="9pt" style:font-size-asian="9pt" style:font-size-complex="9pt"/>
    </style:style>
    <style:style style:name="T113" style:parent-style-name="Fonteparág.padrão" style:family="text">
      <style:text-properties fo:font-size="9pt" style:font-size-asian="9pt" style:font-size-complex="9pt"/>
    </style:style>
    <style:style style:name="T114" style:parent-style-name="Fonteparág.padrão" style:family="text">
      <style:text-properties fo:font-size="9pt" style:font-size-asian="9pt" style:font-size-complex="9pt"/>
    </style:style>
    <style:style style:name="T115" style:parent-style-name="Fonteparág.padrão" style:family="text">
      <style:text-properties fo:font-size="9pt" style:font-size-asian="9pt" style:font-size-complex="9pt"/>
    </style:style>
    <style:style style:name="T116" style:parent-style-name="Fonteparág.padrão" style:family="text">
      <style:text-properties fo:font-size="9pt" style:font-size-asian="9pt" style:font-size-complex="9pt"/>
    </style:style>
    <style:style style:name="T117" style:parent-style-name="Fonteparág.padrão" style:family="text">
      <style:text-properties fo:font-size="9pt" style:font-size-asian="9pt" style:font-size-complex="9pt"/>
    </style:style>
    <style:style style:name="P118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</style:style>
    <style:style style:name="T119" style:parent-style-name="Fonteparág.padrão" style:family="text">
      <style:text-properties fo:font-size="9pt" style:font-size-asian="9pt" style:font-size-complex="9pt"/>
    </style:style>
    <style:style style:name="T120" style:parent-style-name="Fonteparág.padrão" style:family="text">
      <style:text-properties style:text-position="sub 66.6%" fo:font-size="9pt" style:font-size-asian="9pt" style:font-size-complex="9pt"/>
    </style:style>
    <style:style style:name="T121" style:parent-style-name="Fonteparág.padrão" style:family="text">
      <style:text-properties fo:font-size="9pt" style:font-size-asian="9pt" style:font-size-complex="9pt"/>
    </style:style>
    <style:style style:name="T122" style:parent-style-name="Fonteparág.padrão" style:family="text">
      <style:text-properties fo:font-size="9pt" style:font-size-asian="9pt" style:font-size-complex="9pt"/>
    </style:style>
    <style:style style:name="P123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24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25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26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27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28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29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30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31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32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33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34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35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36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37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38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39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40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41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42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43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44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45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46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47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48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49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50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51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52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53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54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55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56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57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58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59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60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61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62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63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64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65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66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67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68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69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70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71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72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73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74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75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76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77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78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79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80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81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82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83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84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85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86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87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88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89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90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91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92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93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94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95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96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197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198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199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200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201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202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203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204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205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206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207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208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209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210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211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212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213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214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</style:style>
    <style:style style:name="T215" style:parent-style-name="Fonteparág.padrão" style:family="text">
      <style:text-properties fo:font-size="9pt" style:font-size-asian="9pt" style:font-size-complex="9pt"/>
    </style:style>
    <style:style style:name="T216" style:parent-style-name="Fonteparág.padrão" style:family="text">
      <style:text-properties style:text-position="sub 66.6%" fo:font-size="9pt" style:font-size-asian="9pt" style:font-size-complex="9pt"/>
    </style:style>
    <style:style style:name="T217" style:parent-style-name="Fonteparág.padrão" style:family="text">
      <style:text-properties fo:font-size="9pt" style:font-size-asian="9pt" style:font-size-complex="9pt"/>
    </style:style>
    <style:style style:name="T218" style:parent-style-name="Fonteparág.padrão" style:family="text">
      <style:text-properties fo:font-size="9pt" style:font-size-asian="9pt" style:font-size-complex="9pt"/>
    </style:style>
    <style:style style:name="T219" style:parent-style-name="Fonteparág.padrão" style:family="text">
      <style:text-properties fo:font-size="9pt" style:font-size-asian="9pt" style:font-size-complex="9pt"/>
    </style:style>
    <style:style style:name="T220" style:parent-style-name="Fonteparág.padrão" style:family="text">
      <style:text-properties fo:font-size="9pt" style:font-size-asian="9pt" style:font-size-complex="9pt"/>
    </style:style>
    <style:style style:name="P221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</style:style>
    <style:style style:name="T222" style:parent-style-name="Fonteparág.padrão" style:family="text">
      <style:text-properties fo:font-size="9pt" style:font-size-asian="9pt" style:font-size-complex="9pt"/>
    </style:style>
    <style:style style:name="T223" style:parent-style-name="Fonteparág.padrão" style:family="text">
      <style:text-properties style:text-position="sub 66.6%" fo:font-size="9pt" style:font-size-asian="9pt" style:font-size-complex="9pt"/>
    </style:style>
    <style:style style:name="T224" style:parent-style-name="Fonteparág.padrão" style:family="text">
      <style:text-properties fo:font-size="9pt" style:font-size-asian="9pt" style:font-size-complex="9pt"/>
    </style:style>
    <style:style style:name="P225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226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227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</style:style>
    <style:style style:name="T228" style:parent-style-name="Fonteparág.padrão" style:family="text">
      <style:text-properties fo:font-size="9pt" style:font-size-asian="9pt" style:font-size-complex="9pt"/>
    </style:style>
    <style:style style:name="T229" style:parent-style-name="Fonteparág.padrão" style:family="text">
      <style:text-properties style:text-position="sub 66.6%" fo:font-size="9pt" style:font-size-asian="9pt" style:font-size-complex="9pt"/>
    </style:style>
    <style:style style:name="T230" style:parent-style-name="Fonteparág.padrão" style:family="text">
      <style:text-properties fo:font-size="9pt" style:font-size-asian="9pt" style:font-size-complex="9pt"/>
    </style:style>
    <style:style style:name="T231" style:parent-style-name="Fonteparág.padrão" style:family="text">
      <style:text-properties fo:font-size="9pt" style:font-size-asian="9pt" style:font-size-complex="9pt"/>
    </style:style>
    <style:style style:name="T232" style:parent-style-name="Fonteparág.padrão" style:family="text">
      <style:text-properties fo:font-size="9pt" style:font-size-asian="9pt" style:font-size-complex="9pt"/>
    </style:style>
    <style:style style:name="T233" style:parent-style-name="Fonteparág.padrão" style:family="text">
      <style:text-properties fo:font-size="9pt" style:font-size-asian="9pt" style:font-size-complex="9pt"/>
    </style:style>
    <style:style style:name="P234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</style:style>
    <style:style style:name="T235" style:parent-style-name="Fonteparág.padrão" style:family="text">
      <style:text-properties fo:font-size="9pt" style:font-size-asian="9pt" style:font-size-complex="9pt"/>
    </style:style>
    <style:style style:name="T236" style:parent-style-name="Fonteparág.padrão" style:family="text">
      <style:text-properties style:text-position="sub 66.6%" fo:font-size="9pt" style:font-size-asian="9pt" style:font-size-complex="9pt"/>
    </style:style>
    <style:style style:name="T237" style:parent-style-name="Fonteparág.padrão" style:family="text">
      <style:text-properties fo:font-size="9pt" style:font-size-asian="9pt" style:font-size-complex="9pt"/>
    </style:style>
    <style:style style:name="T238" style:parent-style-name="Fonteparág.padrão" style:family="text">
      <style:text-properties fo:font-size="9pt" style:font-size-asian="9pt" style:font-size-complex="9pt"/>
    </style:style>
    <style:style style:name="T239" style:parent-style-name="Fonteparág.padrão" style:family="text">
      <style:text-properties fo:font-size="9pt" style:font-size-asian="9pt" style:font-size-complex="9pt"/>
    </style:style>
    <style:style style:name="P240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241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242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</style:style>
    <style:style style:name="T243" style:parent-style-name="Fonteparág.padrão" style:family="text">
      <style:text-properties fo:font-size="9pt" style:font-size-asian="9pt" style:font-size-complex="9pt"/>
    </style:style>
    <style:style style:name="T244" style:parent-style-name="Fonteparág.padrão" style:family="text">
      <style:text-properties style:text-position="sub 66.6%" fo:font-size="9pt" style:font-size-asian="9pt" style:font-size-complex="9pt"/>
    </style:style>
    <style:style style:name="T245" style:parent-style-name="Fonteparág.padrão" style:family="text">
      <style:text-properties fo:font-size="9pt" style:font-size-asian="9pt" style:font-size-complex="9pt"/>
    </style:style>
    <style:style style:name="T246" style:parent-style-name="Fonteparág.padrão" style:family="text">
      <style:text-properties fo:font-size="9pt" style:font-size-asian="9pt" style:font-size-complex="9pt"/>
    </style:style>
    <style:style style:name="T247" style:parent-style-name="Fonteparág.padrão" style:family="text">
      <style:text-properties fo:font-size="9pt" style:font-size-asian="9pt" style:font-size-complex="9pt"/>
    </style:style>
    <style:style style:name="T248" style:parent-style-name="Fonteparág.padrão" style:family="text">
      <style:text-properties fo:font-size="9pt" style:font-size-asian="9pt" style:font-size-complex="9pt"/>
    </style:style>
    <style:style style:name="P249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</style:style>
    <style:style style:name="T250" style:parent-style-name="Fonteparág.padrão" style:family="text">
      <style:text-properties fo:font-size="9pt" style:font-size-asian="9pt" style:font-size-complex="9pt"/>
    </style:style>
    <style:style style:name="T251" style:parent-style-name="Fonteparág.padrão" style:family="text">
      <style:text-properties style:text-position="sub 66.6%" fo:font-size="9pt" style:font-size-asian="9pt" style:font-size-complex="9pt"/>
    </style:style>
    <style:style style:name="T252" style:parent-style-name="Fonteparág.padrão" style:family="text">
      <style:text-properties fo:font-size="9pt" style:font-size-asian="9pt" style:font-size-complex="9pt"/>
    </style:style>
    <style:style style:name="T253" style:parent-style-name="Fonteparág.padrão" style:family="text">
      <style:text-properties fo:font-size="9pt" style:font-size-asian="9pt" style:font-size-complex="9pt"/>
    </style:style>
    <style:style style:name="T254" style:parent-style-name="Fonteparág.padrão" style:family="text">
      <style:text-properties fo:font-size="9pt" style:font-size-asian="9pt" style:font-size-complex="9pt"/>
    </style:style>
    <style:style style:name="T255" style:parent-style-name="Fonteparág.padrão" style:family="text">
      <style:text-properties fo:font-size="9pt" style:font-size-asian="9pt" style:font-size-complex="9pt"/>
    </style:style>
    <style:style style:name="T256" style:parent-style-name="Fonteparág.padrão" style:family="text">
      <style:text-properties fo:font-size="9pt" style:font-size-asian="9pt" style:font-size-complex="9pt"/>
    </style:style>
    <style:style style:name="P257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258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259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</style:style>
    <style:style style:name="T260" style:parent-style-name="Fonteparág.padrão" style:family="text">
      <style:text-properties fo:font-size="9pt" style:font-size-asian="9pt" style:font-size-complex="9pt"/>
    </style:style>
    <style:style style:name="T261" style:parent-style-name="Fonteparág.padrão" style:family="text">
      <style:text-properties style:text-position="sub 66.6%" fo:font-size="9pt" style:font-size-asian="9pt" style:font-size-complex="9pt"/>
    </style:style>
    <style:style style:name="T262" style:parent-style-name="Fonteparág.padrão" style:family="text">
      <style:text-properties fo:font-size="9pt" style:font-size-asian="9pt" style:font-size-complex="9pt"/>
    </style:style>
    <style:style style:name="T263" style:parent-style-name="Fonteparág.padrão" style:family="text">
      <style:text-properties fo:font-size="9pt" style:font-size-asian="9pt" style:font-size-complex="9pt"/>
    </style:style>
    <style:style style:name="T264" style:parent-style-name="Fonteparág.padrão" style:family="text">
      <style:text-properties fo:font-size="9pt" style:font-size-asian="9pt" style:font-size-complex="9pt"/>
    </style:style>
    <style:style style:name="T265" style:parent-style-name="Fonteparág.padrão" style:family="text">
      <style:text-properties fo:font-size="9pt" style:font-size-asian="9pt" style:font-size-complex="9pt"/>
    </style:style>
    <style:style style:name="P266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</style:style>
    <style:style style:name="T267" style:parent-style-name="Fonteparág.padrão" style:family="text">
      <style:text-properties fo:font-size="9pt" style:font-size-asian="9pt" style:font-size-complex="9pt"/>
    </style:style>
    <style:style style:name="T268" style:parent-style-name="Fonteparág.padrão" style:family="text">
      <style:text-properties style:text-position="sub 66.6%" fo:font-size="9pt" style:font-size-asian="9pt" style:font-size-complex="9pt"/>
    </style:style>
    <style:style style:name="T269" style:parent-style-name="Fonteparág.padrão" style:family="text">
      <style:text-properties fo:font-size="9pt" style:font-size-asian="9pt" style:font-size-complex="9pt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271" style:parent-style-name="Fonteparág.padrão" style:family="text">
      <style:text-properties fo:font-size="9pt" style:font-size-asian="9pt" style:font-size-complex="9pt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273" style:parent-style-name="Fonteparág.padrão" style:family="text">
      <style:text-properties fo:font-size="9pt" style:font-size-asian="9pt" style:font-size-complex="9pt"/>
    </style:style>
    <style:style style:name="P274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275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276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</style:style>
    <style:style style:name="T277" style:parent-style-name="Fonteparág.padrão" style:family="text">
      <style:text-properties fo:font-size="9pt" style:font-size-asian="9pt" style:font-size-complex="9pt"/>
    </style:style>
    <style:style style:name="T278" style:parent-style-name="Fonteparág.padrão" style:family="text">
      <style:text-properties style:text-position="sub 66.6%" fo:font-size="9pt" style:font-size-asian="9pt" style:font-size-complex="9pt"/>
    </style:style>
    <style:style style:name="T279" style:parent-style-name="Fonteparág.padrão" style:family="text">
      <style:text-properties fo:font-size="9pt" style:font-size-asian="9pt" style:font-size-complex="9pt"/>
    </style:style>
    <style:style style:name="T280" style:parent-style-name="Fonteparág.padrão" style:family="text">
      <style:text-properties fo:font-size="9pt" style:font-size-asian="9pt" style:font-size-complex="9pt"/>
    </style:style>
    <style:style style:name="T281" style:parent-style-name="Fonteparág.padrão" style:family="text">
      <style:text-properties fo:font-size="9pt" style:font-size-asian="9pt" style:font-size-complex="9pt"/>
    </style:style>
    <style:style style:name="T282" style:parent-style-name="Fonteparág.padrão" style:family="text">
      <style:text-properties fo:font-size="9pt" style:font-size-asian="9pt" style:font-size-complex="9pt"/>
    </style:style>
    <style:style style:name="P283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</style:style>
    <style:style style:name="T284" style:parent-style-name="Fonteparág.padrão" style:family="text">
      <style:text-properties fo:font-size="9pt" style:font-size-asian="9pt" style:font-size-complex="9pt"/>
    </style:style>
    <style:style style:name="T285" style:parent-style-name="Fonteparág.padrão" style:family="text">
      <style:text-properties style:text-position="sub 66.6%" fo:font-size="9pt" style:font-size-asian="9pt" style:font-size-complex="9pt"/>
    </style:style>
    <style:style style:name="T286" style:parent-style-name="Fonteparág.padrão" style:family="text">
      <style:text-properties fo:font-size="9pt" style:font-size-asian="9pt" style:font-size-complex="9pt"/>
    </style:style>
    <style:style style:name="T287" style:parent-style-name="Fonteparág.padrão" style:family="text">
      <style:text-properties fo:font-size="9pt" style:font-size-asian="9pt" style:font-size-complex="9pt"/>
    </style:style>
    <style:style style:name="T288" style:parent-style-name="Fonteparág.padrão" style:family="text">
      <style:text-properties fo:font-size="9pt" style:font-size-asian="9pt" style:font-size-complex="9pt"/>
    </style:style>
    <style:style style:name="P289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290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291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  <style:text-properties fo:font-size="9pt" style:font-size-asian="9pt" style:font-size-complex="9pt"/>
    </style:style>
    <style:style style:name="P292" style:parent-style-name="Normal" style:family="paragraph">
      <style:paragraph-properties fo:text-align="start" fo:margin-bottom="0in" fo:line-height="109%" fo:margin-left="0.1416in" fo:margin-right="-0.0041in" fo:text-indent="-0.0076in">
        <style:tab-stops/>
      </style:paragraph-properties>
    </style:style>
    <style:style style:name="T293" style:parent-style-name="Fonteparág.padrão" style:family="text">
      <style:text-properties fo:font-size="9pt" style:font-size-asian="9pt" style:font-size-complex="9pt"/>
    </style:style>
    <style:style style:name="T294" style:parent-style-name="Fonteparág.padrão" style:family="text">
      <style:text-properties style:text-position="sub 66.6%" fo:font-size="9pt" style:font-size-asian="9pt" style:font-size-complex="9pt"/>
    </style:style>
    <style:style style:name="T295" style:parent-style-name="Fonteparág.padrão" style:family="text">
      <style:text-properties fo:font-size="9pt" style:font-size-asian="9pt" style:font-size-complex="9pt"/>
    </style:style>
    <style:style style:name="T296" style:parent-style-name="Fonteparág.padrão" style:family="text">
      <style:text-properties fo:font-size="9pt" style:font-size-asian="9pt" style:font-size-complex="9pt"/>
    </style:style>
    <style:style style:name="T297" style:parent-style-name="Fonteparág.padrão" style:family="text">
      <style:text-properties fo:font-size="9pt" style:font-size-asian="9pt" style:font-size-complex="9pt"/>
    </style:style>
    <style:style style:name="T298" style:parent-style-name="Fonteparág.padrão" style:family="text">
      <style:text-properties fo:font-size="9pt" style:font-size-asian="9pt" style:font-size-complex="9pt"/>
    </style:style>
    <style:style style:name="T299" style:parent-style-name="Fonteparág.padrão" style:family="text">
      <style:text-properties fo:font-size="9pt" style:font-size-asian="9pt" style:font-size-complex="9pt"/>
    </style:style>
    <style:style style:name="P300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301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302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303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304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305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  <style:text-properties fo:font-size="10pt" style:font-size-asian="10pt"/>
    </style:style>
    <style:style style:name="P306" style:parent-style-name="Título1" style:family="paragraph">
      <style:paragraph-properties fo:margin-top="0.1111in" fo:margin-bottom="0.0555in" fo:line-height="110%" fo:margin-left="-0.0041in" fo:text-indent="-0.0076in">
        <style:tab-stops/>
      </style:paragraph-properties>
      <style:text-properties fo:font-size="10pt" style:font-size-asian="10pt"/>
    </style:style>
    <style:style style:name="P307" style:parent-style-name="Título2" style:family="paragraph">
      <style:paragraph-properties fo:border="none" fo:padding="0in" style:shadow="none" fo:margin-bottom="0.002in" fo:margin-left="0.1423in" fo:background-color="transparent">
        <style:tab-stops/>
      </style:paragraph-properties>
    </style:style>
    <style:style style:name="T308" style:parent-style-name="Fonteparág.padrão" style:family="text">
      <style:text-properties fo:font-size="10pt" style:font-size-asian="10pt"/>
    </style:style>
    <style:style style:name="T309" style:parent-style-name="Fonteparág.padrão" style:family="text">
      <style:text-properties fo:font-size="10pt" style:font-size-asian="10pt"/>
    </style:style>
  </office:automatic-styles>
  <office:body>
    <office:text text:use-soft-page-breaks="true">
      <text:h text:style-name="P1" text:outline-level="1">Região Geográfica</text:h>
      <text:h text:style-name="P26" text:outline-level="2">Macrorregião do<text:s/>Brasil onde está localizada<text:s/>a Estação/Unidade de Tratamento de Água<text:s/>(ETA/UTA) ou a Solução Alternativa (SAC).</text:h>
      <text:h text:style-name="P27" text:outline-level="1">UF</text:h>
      <text:h text:style-name="P28" text:outline-level="2">Sigla da Unidade da<text:s/>Federação onde está<text:s/>localizada<text:s/>a Estação/Unidade de Tratamento de Água (ETA/UTA) ou a Solução Alternativa (SAC).</text:h>
      <text:h text:style-name="P29" text:outline-level="1">Regional de Saúde</text:h>
      <text:h text:style-name="P30" text:outline-level="2">Nome da regional de saúde onde está<text:s/>localizada<text:s/>a Estação/Unidade de Tratamento de Água (ETA/UTA) ou a Solução Alternativa (SAC).</text:h>
      <text:p text:style-name="P31">Obs: a regional de saúde é mantida pelos gestores do Sisagua em cada<text:s/>UF.</text:p>
      <text:h text:style-name="P32" text:outline-level="1">Município</text:h>
      <text:h text:style-name="P33" text:outline-level="2">Nome do Município<text:s/>da Estação/Unidade de Tratamento de Água (ETA/UTA) ou da Solução Alternativa (SAC).</text:h>
      <text:p text:style-name="P34">Obs:<text:s/>um município<text:s/>pode<text:s/>conter<text:s/>mais de uma<text:s/>Estação/Unidade de Tratamento de Água (ETA/UTA) ou Solução Alternativa (SAC).</text:p>
      <text:h text:style-name="P35" text:outline-level="1">Código IBGE</text:h>
      <text:h text:style-name="P36" text:outline-level="2">Código IBGE do Município<text:s/>da Estação/Unidade de Tratamento de Água (ETA/UTA) ou da Solução Alternativa (SAC).</text:h>
      <text:p text:style-name="P37">Obs: código com 6 dígitos.</text:p>
      <text:h text:style-name="P38" text:outline-level="1">Tipo da Instituição</text:h>
      <text:h text:style-name="P39" text:outline-level="2">Tipo da Instituição responsável<text:s/>pelo SAA<text:s/>ou<text:s/>pela<text:s/>SAC.</text:h>
      <text:p text:style-name="P40">Obs: o tipo da instituição é definido em função da abrangência do serviço, podendo ser:<text:s/></text:p>
      <text:p text:style-name="P41">-<text:s/>Local: caso a instituição atenda a um único Município;<text:s/></text:p>
      <text:p text:style-name="P42">-<text:s/>Regional: caso a instituição atenda a mais de um Município.<text:s/></text:p>
      <text:h text:style-name="P43" text:outline-level="1">Sigla da Instituição</text:h>
      <text:h text:style-name="P44" text:outline-level="2">Sigla da Instituição responsável pelo SAA<text:s/>ou<text:s/>pela<text:s/>SAC.</text:h>
      <text:h text:style-name="P45" text:outline-level="1">Nome da Instituição</text:h>
      <text:h text:style-name="P46" text:outline-level="2">Nome da Instituição responsável<text:s/>pelo SAA<text:s/>ou<text:s/>pela<text:s/>SAC.</text:h>
      <text:h text:style-name="P47" text:outline-level="1">CNPJ da Instituição</text:h>
      <text:h text:style-name="P48" text:outline-level="2">CNPJ da Instituição responsável<text:s/>pelo SAA<text:s/>ou<text:s/>pela<text:s/>SAC.</text:h>
      <text:p text:style-name="P49">Obs: no caso de Instituições de Tipo Regional, o CNPJ será aquele da sede.</text:p>
      <text:h text:style-name="P50" text:outline-level="1">Nome do escritório regional/local</text:h>
      <text:h text:style-name="P51" text:outline-level="2">Nome do escritório regional ou local da Instituição responsável<text:s/>pelo SAA<text:s/>ou<text:s/>pela<text:s/>SAC.</text:h>
      <text:p text:style-name="P52"><text:span text:style-name="T53">Obs</text:span><text:span text:style-name="T54">1</text:span><text:span text:style-name="T55">: essa informação se refere à unidade desconcentrada da Instituição de tipo regional, responsável pelo serviço em um ou mais municípios;<text:s/></text:span></text:p>
      <text:p text:style-name="P56"><text:span text:style-name="T57">Obs</text:span><text:span text:style-name="T58">2</text:span><text:span text:style-name="T59">:<text:s/></text:span><text:span text:style-name="T60">esse campo não traz dados para as instituições de tipo Local.</text:span></text:p>
      <text:h text:style-name="P61" text:outline-level="1">CNPJ do escritório regional/local</text:h>
      <text:h text:style-name="P62" text:outline-level="2">CNPJ do escritório regional ou local da Instituição responsável<text:s/>pelo SAA<text:s/>ou<text:s/>pela<text:s/>SAC.</text:h>
      <text:p text:style-name="P63"><text:span text:style-name="T64">Obs</text:span><text:span text:style-name="T65">1</text:span><text:span text:style-name="T66">: esse campo não traz dados para as instituições de tipo Local</text:span><text:span text:style-name="T67">,</text:span><text:span text:style-name="T68"><text:s/>em função da diferença da estrutura de atuação.</text:span></text:p>
      <text:soft-page-break/>
      <text:h text:style-name="P69" text:outline-level="1">Tipo da Forma de Abastecimento</text:h>
      <text:h text:style-name="P70" text:outline-level="2">Tipo da forma de abastecimento.</text:h>
      <text:p text:style-name="P71"><text:span text:style-name="T72">Obs</text:span><text:span text:style-name="T73">1</text:span><text:span text:style-name="T74">: os tipos de forma de abastecimento são aqueles definidos na norma de potabilidade:</text:span></text:p>
      <text:p text:style-name="P75">- SAA: Sistema de Abastecimento de Água;</text:p>
      <text:p text:style-name="P76">- SAC: Solução Alternativa Coletiva de Abastecimento de Água.</text:p>
      <text:p text:style-name="P77"><text:span text:style-name="T78">Obs</text:span><text:span text:style-name="T79">2</text:span><text:span text:style-name="T80">:</text:span><text:span text:style-name="T81"><text:s/>SAI não estão incluídas neste<text:s/></text:span><text:span text:style-name="T82">conjunto</text:span><text:span text:style-name="T83"><text:s/>de dados</text:span><text:span text:style-name="T84">, pois<text:s/></text:span><text:span text:style-name="T85">não possuem estação/unidade de tratamento de água.</text:span></text:p>
      <text:h text:style-name="P86" text:outline-level="1">Código Forma de abastecimento</text:h>
      <text:h text:style-name="P87" text:outline-level="2">Código de identificação da forma de abastecimento.</text:h>
      <text:p text:style-name="P88">Obs: o código é gerado automaticamente pelo Sisagua no momento do cadastro ou atualização anual da forma de abastecimento de água.</text:p>
      <text:h text:style-name="P89" text:outline-level="1">Nome da Forma de Abastecimento</text:h>
      <text:h text:style-name="P90" text:outline-level="2">Nome da forma de abastecimento<text:s/>de água para consumo humano.</text:h>
      <text:h text:style-name="P91" text:outline-level="1">Nome da<text:s/>ETA/UTA</text:h>
      <text:h text:style-name="P92" text:outline-level="2">Nome da<text:s/>Estação ou Unidade de Tratamento de Água (ETA/UTA).</text:h>
      <text:p text:style-name="P93">Obs: esse campo não traz dados para as formas de abastecimento de<text:s/>tipo SAC.</text:p>
      <text:h text:style-name="P94" text:outline-level="1">Ano de referência</text:h>
      <text:h text:style-name="P95" text:outline-level="2">Ano do cadastro (ou da atualização do cadastro) da forma<text:s/>de abastecimento.<text:s/></text:h>
      <text:h text:style-name="P96" text:outline-level="1">Data de registro<text:s/></text:h>
      <text:h text:style-name="P97" text:outline-level="2">Data de registro da informação no Sisagua.</text:h>
      <text:p text:style-name="P98">Obs:<text:s/>campo preenchido automaticamente com data do dia de inserção do dado no sistema.</text:p>
      <text:h text:style-name="P99" text:outline-level="1">Data de preenchimento<text:s/></text:h>
      <text:h text:style-name="P100" text:outline-level="2">Data de preenchimento das informações<text:s/>de cadastro<text:s/>pelo responsável pelo SAA ou pela SAC.</text:h>
      <text:h text:style-name="P101" text:outline-level="1">Captação superficial</text:h>
      <text:h text:style-name="P102" text:outline-level="2">Existência de ponto(s) de captação de água em manancial superficial.</text:h>
      <text:p text:style-name="P103">Obs:<text:s/>o campo traz resultados Sim e Não, indicando a existência de pelo menos um ponto de captação em manancial superficial<text:s/>na Estação de Tratamento de Água<text:s/>do SAA ou na SAC.</text:p>
      <text:h text:style-name="P104" text:outline-level="1">Captação subterrânea</text:h>
      <text:h text:style-name="P105" text:outline-level="2">Existência de ponto(s) de captação de água subterrânea.</text:h>
      <text:p text:style-name="P106">Obs:<text:s/>o campo traz resultados Sim e Não, indicando a existência de pelo menos um ponto de captação de água subterrânea<text:s/>na Estação de Tratamento de Água<text:s/>do SAA ou na SAC.</text:p>
      <text:h text:style-name="P107" text:outline-level="1">Captação de Água de chuva</text:h>
      <text:h text:style-name="P108" text:outline-level="2">Existência de captação de água de chuva.</text:h>
      <text:p text:style-name="P109"><text:span text:style-name="T110">Obs</text:span><text:span text:style-name="T111">1</text:span><text:span text:style-name="T112">:<text:s/></text:span><text:span text:style-name="T113">o campo traz resultados Sim e Não, indicando a existência captação de água de chuva</text:span><text:span text:style-name="T114"><text:s/></text:span><text:span text:style-name="T115">na<text:s/></text:span><text:span text:style-name="T116">SAC</text:span><text:span text:style-name="T117">.</text:span></text:p>
      <text:p text:style-name="P118"><text:span text:style-name="T119">Obs</text:span><text:span text:style-name="T120">2</text:span><text:span text:style-name="T121">: esse campo não traz dados para as formas de abastecimento de<text:s/></text:span><text:span text:style-name="T122">tipo SAA.</text:span></text:p>
      <text:h text:style-name="P123" text:outline-level="1">CEP</text:h>
      <text:h text:style-name="P124" text:outline-level="2">CEP da Estação/Unidade de Tratamento de Água (ETA/UTA) ou da Solução Alternativa (SAC).</text:h>
      <text:p text:style-name="Normal"/>
      <text:soft-page-break/>
      <text:h text:style-name="P125" text:outline-level="1">Endereço</text:h>
      <text:h text:style-name="P126" text:outline-level="2">Endereço da Estação/Unidade de Tratamento de Água (ETA/UTA) ou da Solução Alternativa (SAC).</text:h>
      <text:h text:style-name="P127" text:outline-level="1">Número</text:h>
      <text:h text:style-name="P128" text:outline-level="2">Número do endereço da Estação/Unidade de Tratamento de Água (ETA/UTA) ou da Solução Alternativa (SAC).</text:h>
      <text:h text:style-name="P129" text:outline-level="1">DDD</text:h>
      <text:h text:style-name="P130" text:outline-level="2">DDD do telefone da Estação/Unidade de Tratamento de Água (ETA/UTA) ou da Solução Alternativa (SAC).</text:h>
      <text:h text:style-name="P131" text:outline-level="1">Telefone</text:h>
      <text:h text:style-name="P132" text:outline-level="2">Número de telefone da Estação/Unidade de Tratamento de Água (ETA/UTA) ou da Solução Alternativa (SAC).</text:h>
      <text:h text:style-name="P133" text:outline-level="1">E-mail</text:h>
      <text:h text:style-name="P134" text:outline-level="2">E-mail de contato da Estação/Unidade de Tratamento de Água (ETA/UTA) ou da Solução Alternativa (SAC).</text:h>
      <text:h text:style-name="P135" text:outline-level="1">Tempo médio diário de funcionamento<text:s/></text:h>
      <text:h text:style-name="P136" text:outline-level="2">Tempo médio diário de funcionamento<text:s/>da Estação/Unidade de Tratamento de Água (ETA/UTA) ou da Solução Alternativa (SAC).</text:h>
      <text:p text:style-name="P137">Obs:<text:s/>o tempo é expresso em horas<text:s/>e minutos<text:s/>(hh:mm).</text:p>
      <text:h text:style-name="P138" text:outline-level="1">Etapa pré-oxidação<text:tab/><text:tab/><text:tab/></text:h>
      <text:h text:style-name="P139" text:outline-level="2">Existência de<text:s/>pré-oxidação entre as etapas de tratamento de água.</text:h>
      <text:p text:style-name="P140">Obs:<text:s/>o campo traz resultados Sim e Não, indicando se a<text:s/>existência dessa etapa de tratamento da água.</text:p>
      <text:h text:style-name="P141" text:outline-level="1">Etapa mistura rápida<text:s/>/<text:s/>coagulação</text:h>
      <text:h text:style-name="P142" text:outline-level="2">Existência de<text:s/>mistura rápida<text:s/>/<text:s/>coagulação<text:s/>entre as etapas de tratamento de água.</text:h>
      <text:p text:style-name="P143">Obs:<text:s/>o campo traz resultados Sim e Não, indicando se a<text:s/>existência dessa etapa de tratamento da água.</text:p>
      <text:h text:style-name="P144" text:outline-level="1">Etapa floculação<text:tab/></text:h>
      <text:h text:style-name="P145" text:outline-level="2">Existência de<text:s/>floculação<text:s/>entre as etapas de tratamento de água.</text:h>
      <text:p text:style-name="P146">Obs:<text:s/>o campo traz resultados Sim e Não, indicando se a<text:s/>existência dessa etapa de tratamento da água.</text:p>
      <text:h text:style-name="P147" text:outline-level="1">Etapa decantação</text:h>
      <text:h text:style-name="P148" text:outline-level="2">Existência de<text:s/>decantação<text:s/>entre as etapas de tratamento de água.</text:h>
      <text:p text:style-name="P149">Obs:<text:s/>o campo traz resultados Sim e Não, indicando se a<text:s/>existência dessa etapa de tratamento da água.</text:p>
      <text:h text:style-name="P150" text:outline-level="1">Etapa flotação</text:h>
      <text:h text:style-name="P151" text:outline-level="2">Existência de<text:s/>flotação<text:s/>entre as etapas de tratamento de água.</text:h>
      <text:p text:style-name="P152">Obs:<text:s/>o campo traz resultados Sim e Não, indicando se a<text:s/>existência dessa etapa de tratamento da água.</text:p>
      <text:h text:style-name="P153" text:outline-level="1">Tipo de filtração</text:h>
      <text:h text:style-name="P154" text:outline-level="2">Tipo<text:s/>de<text:s/>filtração utilizado.</text:h>
      <text:p text:style-name="P155">Obs:<text:s/>o campo traz<text:s/>o tipo de filtração, incluindo a opção “sem filtração”.</text:p>
      <text:h text:style-name="P156" text:outline-level="1">Número de filtros</text:h>
      <text:h text:style-name="P157" text:outline-level="2">Número de filtros existentes no processo de filtração.</text:h>
      <text:p text:style-name="P158">Obs:<text:s/>o campo<text:s/>não<text:s/>traz resultados<text:s/>caso não exista filtração.</text:p>
      <text:soft-page-break/>
      <text:h text:style-name="P159" text:outline-level="1">Impedimento de monitoramento por unidade filtrante</text:h>
      <text:h text:style-name="P160" text:outline-level="2">Informa se existe impedimento para<text:s/>a realização do monitoramento individual de cada unidade filtrante.</text:h>
      <text:h text:style-name="P161" text:outline-level="1">Etapa desinfecção</text:h>
      <text:h text:style-name="P162" text:outline-level="2">Existência da<text:s/>desinfecção<text:s/>entre as etapas de tratamento de água.</text:h>
      <text:p text:style-name="P163">Obs:<text:s/>o campo traz resultados Sim e Não, indicando se a<text:s/>existência dessa etapa de tratamento da água.</text:p>
      <text:h text:style-name="P164" text:outline-level="1">Desinfecção<text:s/>com cloro gás<text:s/>ou<text:s/>hipoclorito</text:h>
      <text:h text:style-name="P165" text:outline-level="2">Informa se a desinfecção é realizada com<text:s/>cloro gás<text:s/>ou<text:s/>hipoclorito.</text:h>
      <text:p text:style-name="P166">Obs:<text:s/>o campo traz resultados Sim e Não, indicando se<text:s/>esse agende desinfetante é utilizado.</text:p>
      <text:h text:style-name="P167" text:outline-level="1"><text:s/>Desinfecção<text:s/>com<text:s/>isocianuratos clorados</text:h>
      <text:h text:style-name="P168" text:outline-level="2">Informa se a desinfecção é realizada com<text:s/>isocianuratos clorados.</text:h>
      <text:p text:style-name="P169">Obs:<text:s/>o campo traz resultados Sim e Não, indicando se<text:s/>esse agende desinfetante é utilizado.</text:p>
      <text:h text:style-name="P170" text:outline-level="1">Desinfecção<text:s/>com cloramina</text:h>
      <text:h text:style-name="P171" text:outline-level="2">Informa se a desinfecção é realizada com<text:s/>cloramina.</text:h>
      <text:p text:style-name="P172">Obs:<text:s/>o campo traz resultados Sim e Não, indicando se<text:s/>esse agende desinfetante é utilizado.</text:p>
      <text:h text:style-name="P173" text:outline-level="1"><text:s/>Desinfecção<text:s/>com dióxido cloro</text:h>
      <text:h text:style-name="P174" text:outline-level="2">Informa se a desinfecção é realizada com<text:s/>dióxido cloro.</text:h>
      <text:p text:style-name="P175">Obs:<text:s/>o campo traz resultados Sim e Não, indicando se<text:s/>esse agende desinfetante é utilizado.</text:p>
      <text:h text:style-name="P176" text:outline-level="1"><text:s/>Desinfecção<text:s/>com ozônio</text:h>
      <text:h text:style-name="P177" text:outline-level="2">Informa se a desinfecção é realizada com<text:s/>ozônio.</text:h>
      <text:p text:style-name="P178">Obs:<text:s/>o campo traz resultados Sim e Não, indicando se<text:s/>esse agende desinfetante é utilizado.</text:p>
      <text:h text:style-name="P179" text:outline-level="1"><text:s/>Desinfecção<text:s/>com UV</text:h>
      <text:h text:style-name="P180" text:outline-level="2">Informa se a desinfecção é realizada com<text:s/>UV.</text:h>
      <text:p text:style-name="P181">Obs:<text:s/>o campo traz resultados Sim e Não, indicando se<text:s/>esse agende desinfetante é utilizado.</text:p>
      <text:h text:style-name="P182" text:outline-level="1"><text:s/>Outro<text:s/>agente<text:s/>desinfetante</text:h>
      <text:h text:style-name="P183" text:outline-level="2">Descrição de outro agente desinfetante, caso seja utilizado.</text:h>
      <text:p text:style-name="P184">Obs:<text:s/>o campo traz a descrição de<text:s/>agente desinfetante<text:s/>não tabulado pelo Sisagua.</text:p>
      <text:h text:style-name="P185" text:outline-level="1">RAD cloro residual<text:s/>livre</text:h>
      <text:h text:style-name="P186" text:outline-level="2">Informa se o cloro residual livre é o residual desinfetante utilizado.</text:h>
      <text:p text:style-name="P187">Obs:<text:s/>o campo traz resultados Sim e Não, indicando se a<text:s/>existência desse residual desinfetante.</text:p>
      <text:h text:style-name="P188" text:outline-level="1">RAD cloro residual<text:s/>combinado</text:h>
      <text:h text:style-name="P189" text:outline-level="2">Informa se o<text:s/>cloro residual<text:s/>combinado<text:s/>é o residual desinfetante utilizado.</text:h>
      <text:p text:style-name="P190">Obs:<text:s/>o campo traz resultados Sim e Não, indicando se a<text:s/>existência<text:s/>desse residual desinfetante.</text:p>
      <text:h text:style-name="P191" text:outline-level="1">RAD dióxido de cloro</text:h>
      <text:h text:style-name="P192" text:outline-level="2">Informa se o<text:s/>dióxido de cloro<text:s/>é o residual desinfetante utilizado.</text:h>
      <text:p text:style-name="P193">Obs:<text:s/>o campo traz resultados Sim e Não, indicando se a<text:s/>existência<text:s/>desse residual desinfetante.</text:p>
      <text:h text:style-name="P194" text:outline-level="1">Polímero com epicloridrina</text:h>
      <text:h text:style-name="P195" text:outline-level="2">Informa se são<text:s/>utilizados polímeros que apresentam epicloridrina em sua constituição.</text:h>
      <text:p text:style-name="P196">Obs:<text:s/>o campo traz resultados Sim e Não, indicando o uso de polímero com essa substância.</text:p>
      <text:soft-page-break/>
      <text:h text:style-name="P197" text:outline-level="1">Polímero com<text:s/>acrilamida</text:h>
      <text:h text:style-name="P198" text:outline-level="2">Informa se são<text:s/>utilizados polímeros que apresentam<text:s/>acrilamida<text:s/>em sua constituição.</text:h>
      <text:p text:style-name="P199">Obs:<text:s/>o campo traz resultados Sim e Não, indicando o uso de polímero com essa substância.</text:p>
      <text:h text:style-name="P200" text:outline-level="1"><text:s/>Etapa fluoretação</text:h>
      <text:h text:style-name="P201" text:outline-level="2">Existência da<text:s/>fluoretação.</text:h>
      <text:p text:style-name="P202">Obs:<text:s/>o campo traz resultados Sim e Não, indicando se<text:s/>é realizada a fluoretação da água.</text:p>
      <text:h text:style-name="P203" text:outline-level="1">Etapa<text:s/>desfluoretação</text:h>
      <text:h text:style-name="P204" text:outline-level="2">Existência da desfluoretação.</text:h>
      <text:p text:style-name="P205">Obs:<text:s/>o campo traz resultados Sim e Não, indicando se<text:s/>é realizada a desfluoretação da água.</text:p>
      <text:h text:style-name="P206" text:outline-level="1">Outra etapa<text:s/>de<text:s/>tratamento</text:h>
      <text:h text:style-name="P207" text:outline-level="2">Descrição de outra etapa de tratamento, caso seja utilizada.</text:h>
      <text:p text:style-name="P208">Obs:<text:s/>o campo traz a descrição de<text:s/>etapa de tratamento<text:s/>não tabulada<text:s/>pelo Sisagua.</text:p>
      <text:h text:style-name="P209" text:outline-level="1">Vazão de água tratada</text:h>
      <text:h text:style-name="P210" text:outline-level="2">Vazão da água tratada na<text:s/>Estação/Unidade de Tratamento de Água (ETA/UTA)<text:s/>ou na<text:s/>Solução Alternativa Coletiva (SAC).</text:h>
      <text:p text:style-name="P211">Obs:<text:s/>o campo traz<text:s/>a vazão, na unidade litros por segundo (L/s).</text:p>
      <text:h text:style-name="P212" text:outline-level="1">Carro Pipa</text:h>
      <text:h text:style-name="P213" text:outline-level="2">Existência de<text:s/>carro-pipa como tipo de suprimento<text:s/>de água.</text:h>
      <text:p text:style-name="P214"><text:span text:style-name="T215">Obs</text:span><text:span text:style-name="T216">1</text:span><text:span text:style-name="T217">:<text:s/></text:span><text:span text:style-name="T218">o campo traz resultados Sim e Não, indicando<text:s/></text:span><text:span text:style-name="T219">se a água é fornecida à população por meio de carro-pipa</text:span><text:span text:style-name="T220">.</text:span></text:p>
      <text:p text:style-name="P221"><text:span text:style-name="T222">Obs</text:span><text:span text:style-name="T223">2</text:span><text:span text:style-name="T224">: esse campo não traz dados para as formas de abastecimento de tipo SAA.</text:span></text:p>
      <text:h text:style-name="P225" text:outline-level="1">Chafariz</text:h>
      <text:h text:style-name="P226" text:outline-level="2">Existência<text:s/>de chafariz como tipo de suprimento<text:s/>de água.</text:h>
      <text:p text:style-name="P227"><text:span text:style-name="T228">Obs</text:span><text:span text:style-name="T229">1</text:span><text:span text:style-name="T230">:<text:s/></text:span><text:span text:style-name="T231">o campo traz resultados Sim e Não, indicando se a água é fornecida à população por meio de<text:s/></text:span><text:span text:style-name="T232">chafariz</text:span><text:span text:style-name="T233">.</text:span></text:p>
      <text:p text:style-name="P234"><text:span text:style-name="T235">Obs</text:span><text:span text:style-name="T236">2</text:span><text:span text:style-name="T237">:<text:s/></text:span><text:span text:style-name="T238">esse campo não traz dados para as formas de abastecimento de tipo SAA</text:span><text:span text:style-name="T239">.</text:span></text:p>
      <text:h text:style-name="P240" text:outline-level="1">Fonte</text:h>
      <text:h text:style-name="P241" text:outline-level="2">Existência<text:s/>de fonte como tipo de suprimento<text:s/>de água.</text:h>
      <text:p text:style-name="P242"><text:span text:style-name="T243">Obs</text:span><text:span text:style-name="T244">1</text:span><text:span text:style-name="T245">:<text:s/></text:span><text:span text:style-name="T246">o campo traz resultados Sim e Não, indicando<text:s/></text:span><text:span text:style-name="T247">se a água é fornecida à população por meio de fonte</text:span><text:span text:style-name="T248">.</text:span></text:p>
      <text:p text:style-name="P249"><text:span text:style-name="T250">Obs</text:span><text:span text:style-name="T251">2</text:span><text:span text:style-name="T252">:<text:s/></text:span><text:span text:style-name="T253">esse<text:s/></text:span><text:span text:style-name="T254">campo</text:span><text:span text:style-name="T255"><text:s/>não traz dados para as formas de abastecimento de tipo SAA</text:span><text:span text:style-name="T256">.</text:span></text:p>
      <text:h text:style-name="P257" text:outline-level="1">Cisterna</text:h>
      <text:h text:style-name="P258" text:outline-level="2">Existência<text:s/>de cisterna como tipo de suprimento<text:s/>e reservação<text:s/>de água.</text:h>
      <text:p text:style-name="P259"><text:span text:style-name="T260">Obs</text:span><text:span text:style-name="T261">1</text:span><text:span text:style-name="T262">:<text:s/></text:span><text:span text:style-name="T263">o campo traz resultados Sim e Não, indicando<text:s/></text:span><text:span text:style-name="T264">a existência de cisterna como tipo de suprimento de água</text:span><text:span text:style-name="T265">.</text:span></text:p>
      <text:p text:style-name="P266"><text:span text:style-name="T267">Obs</text:span><text:span text:style-name="T268">2</text:span><text:span text:style-name="T269">:<text:s/></text:span><text:span text:style-name="T270">esse<text:s/></text:span><text:span text:style-name="T271">campo</text:span><text:span text:style-name="T272"><text:s/>não traz dados para as formas de abastecimento de tipo SAA</text:span><text:span text:style-name="T273">.</text:span></text:p>
      <text:h text:style-name="P274" text:outline-level="1">Canalização</text:h>
      <text:h text:style-name="P275" text:outline-level="2">Existência<text:s/>de canalização<text:s/>para distribuição da água até as residências.</text:h>
      <text:p text:style-name="P276"><text:span text:style-name="T277">Obs</text:span><text:span text:style-name="T278">1</text:span><text:span text:style-name="T279">:<text:s/></text:span><text:span text:style-name="T280">o campo traz resultados Sim e Não, indicando a existência<text:s/></text:span><text:span text:style-name="T281">de canalização para distribuição da água às residências</text:span><text:span text:style-name="T282">.</text:span></text:p>
      <text:p text:style-name="P283"><text:span text:style-name="T284">Obs</text:span><text:span text:style-name="T285">2</text:span><text:span text:style-name="T286">:<text:s/></text:span><text:span text:style-name="T287">esse campo não traz dados para as formas de abastecimento de tipo SAA</text:span><text:span text:style-name="T288">.</text:span></text:p>
      <text:h text:style-name="P289" text:outline-level="1">Outro tipo de suprimento</text:h>
      <text:h text:style-name="P290" text:outline-level="2">Descrição de outro tipo de suprimento<text:s/>de água.</text:h>
      <text:p text:style-name="P291">Obs:<text:s/>o campo traz a descrição de tipo de suprimento de água não tabulado pelo Sisagua.</text:p>
      <text:p text:style-name="P292"><text:span text:style-name="T293">Obs</text:span><text:span text:style-name="T294">2</text:span><text:span text:style-name="T295">:<text:s/></text:span><text:span text:style-name="T296">esse campo não traz<text:s/></text:span><text:span text:style-name="T297">dados</text:span><text:span text:style-name="T298"><text:s/>para as formas de abastecimento de tipo SAA</text:span><text:span text:style-name="T299">.</text:span></text:p>
      <text:soft-page-break/>
      <text:h text:style-name="P300" text:outline-level="1">Responsável técnico</text:h>
      <text:h text:style-name="P301" text:outline-level="2">Nome do responsável técnico pelo tratamento da água.</text:h>
      <text:h text:style-name="P302" text:outline-level="1">Formação profissional do<text:s/>responsável<text:s/>técnico</text:h>
      <text:h text:style-name="P303" text:outline-level="2">Formação profissional do responsável técnico pelo tratamento da água.</text:h>
      <text:h text:style-name="P304" text:outline-level="1">Número do conselho de classe do<text:s/>responsável<text:s/>técnico</text:h>
      <text:h text:style-name="P305" text:outline-level="2">Número do conselho de classe do responsável técnico pelo tratamento da água.</text:h>
      <text:h text:style-name="P306" text:outline-level="1">Anotação de<text:s/>Responsabilidade<text:s/>Técnica (ART)</text:h>
      <text:h text:style-name="P307" text:outline-level="2"><text:span text:style-name="T308">Anotação de Responsabilidade Técnica (ART) pela Estação/Unidade de Tratamento de Água (ETA/UTA) ou na Solução Alternativa Coletiva (SAC)</text:span><text:span text:style-name="T309">.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border="0.0104in solid #CCCCCC" fo:padding="0in" style:shadow="none" fo:margin-bottom="0.1902in" fo:line-height="110%" fo:margin-left="0.0069in" fo:text-indent="-0.0069in" fo:background-color="#F0F0F0">
        <style:tab-stops/>
      </style:paragraph-properties>
      <style:text-properties style:font-name="Calibri" style:font-name-asian="Calibri" style:font-name-complex="Calibri" fo:font-weight="bold" style:font-weight-asian="bold" fo:color="#000000" fo:font-size="9pt" style:font-size-asian="9pt" style:language-asian="pt" style:country-asian="BR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border="0.0104in solid #CCCCCC" fo:padding="0in" style:shadow="none" fo:margin-bottom="0.1902in" fo:line-height="110%" fo:margin-left="0.0069in" fo:text-indent="-0.0069in" fo:background-color="#F0F0F0">
        <style:tab-stops/>
      </style:paragraph-properties>
      <style:text-properties style:font-name="Calibri" style:font-name-asian="Calibri" style:font-name-complex="Calibri" fo:font-weight="bold" style:font-weight-asian="bold" fo:color="#000000" fo:font-size="9pt" style:font-size-asian="9pt" style:language-asian="pt" style:country-asian="BR" fo:hyphenate="false"/>
    </style:style>
    <style:style style:name="Normal" style:display-name="Normal" style:family="paragraph">
      <style:paragraph-properties fo:text-align="justify" fo:margin-bottom="0.2625in" fo:line-height="110%" fo:margin-left="0.1527in" fo:text-indent="-0.0069in">
        <style:tab-stops/>
      </style:paragraph-properties>
      <style:text-properties style:font-name="Calibri" style:font-name-asian="Calibri" style:font-name-complex="Calibri" fo:color="#000000" fo:font-size="8.5pt" style:font-size-asian="8.5pt" style:language-asian="pt" style:country-asian="BR"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8in"/>
          <style:tab-stop style:type="right" style:position="5.7527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8in"/>
          <style:tab-stop style:type="right" style:position="5.7527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ítulo1Char" style:display-name="Título 1 Char" style:family="text" style:parent-style-name="Fonteparág.padrão">
      <style:text-properties style:font-name="Calibri" style:font-name-asian="Calibri" style:font-name-complex="Calibri" fo:font-weight="bold" style:font-weight-asian="bold" fo:color="#000000" fo:font-size="9pt" style:font-size-asian="9pt" fo:background-color="#F0F0F0" style:language-asian="pt" style:country-asian="BR"/>
    </style:style>
    <style:style style:name="Título2Char" style:display-name="Título 2 Char" style:family="text" style:parent-style-name="Fonteparág.padrão">
      <style:text-properties style:font-name="Calibri" style:font-name-asian="Calibri" style:font-name-complex="Calibri" fo:font-weight="bold" style:font-weight-asian="bold" fo:color="#000000" fo:font-size="9pt" style:font-size-asian="9pt" fo:background-color="#F0F0F0" style:language-asian="pt" style:country-asian="BR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style:font-name="Calibri" style:font-name-asian="Calibri" style:font-name-complex="Calibri" fo:color="#000000" fo:font-size="10pt" style:font-size-asian="10pt" style:font-size-complex="10pt" style:language-asian="pt" style:country-asian="BR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style:font-name="Calibri" style:font-name-asian="Calibri" style:font-name-complex="Calibri" fo:font-weight="bold" style:font-weight-asian="bold" style:font-weight-complex="bold" fo:color="#000000" fo:font-size="10pt" style:font-size-asian="10pt" style:font-size-complex="10pt" style:language-asian="pt" style:country-asian="BR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asian="Calibri" style:font-name-complex="Segoe UI" fo:color="#000000" fo:font-size="9pt" style:font-size-asian="9pt" style:font-size-complex="9pt" style:language-asian="pt" style:country-asian="BR"/>
    </style:style>
    <style:style style:name="Revisão" style:display-name="Revisão" style:family="paragraph">
      <style:paragraph-properties fo:margin-bottom="0in" fo:line-height="100%"/>
      <style:text-properties style:font-name="Calibri" style:font-name-asian="Calibri" style:font-name-complex="Calibri" fo:color="#000000" fo:font-size="8.5pt" style:font-size-asian="8.5pt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Cabeçalho" style:family="paragraph">
      <style:paragraph-properties fo:margin-left="0in" fo:text-indent="0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3" style:parent-style-name="Fonteparág.padrão" style:family="text">
      <style:text-properties fo:font-size="11pt" style:font-size-asian="11pt"/>
    </style:style>
    <style:style style:name="P4" style:parent-style-name="Normal" style:family="paragraph">
      <style:paragraph-properties fo:text-align="center" fo:margin-bottom="0in" fo:line-height="107%" fo:margin-left="0in" fo:text-inden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5" style:parent-style-name="Normal" style:family="paragraph">
      <style:paragraph-properties fo:text-align="center" fo:margin-bottom="0in" fo:line-height="107%" fo:margin-left="0in" fo:text-indent="0in">
        <style:tab-stops/>
      </style:paragraph-properties>
      <style:text-properties style:font-name="Arial" style:font-name-complex="Arial" fo:font-size="12pt" style:font-size-asian="12pt"/>
    </style:style>
    <style:style style:name="P6" style:parent-style-name="Normal" style:family="paragraph">
      <style:paragraph-properties fo:text-align="center" fo:margin-bottom="0.1111in" fo:line-height="107%" fo:margin-left="0in" fo:text-indent="0in">
        <style:tab-stops/>
      </style:paragraph-properties>
      <style:text-properties style:font-name="Arial" style:font-name-complex="Arial" fo:font-size="12pt" style:font-size-asian="12pt"/>
    </style:style>
    <style:style style:name="P7" style:parent-style-name="Normal" style:family="paragraph">
      <style:paragraph-properties fo:text-align="center" fo:margin-bottom="0.1111in" fo:line-height="107%" fo:margin-left="0in" fo:text-indent="0in">
        <style:tab-stops/>
      </style:paragraph-properties>
      <style:text-properties style:font-name="Arial" style:font-name-complex="Arial" fo:font-size="9pt" style:font-size-asian="9pt"/>
    </style:style>
    <style:style style:name="P8" style:parent-style-name="Normal" style:family="paragraph">
      <style:paragraph-properties fo:text-align="start" fo:margin-bottom="0in" fo:line-height="107%" fo:margin-left="-0.0263in" fo:margin-right="-0.1979in" fo:text-indent="0in">
        <style:tab-stops/>
      </style:paragraph-properties>
    </style:style>
    <style:style style:name="T9" style:parent-style-name="Fonteparág.padrão" style:family="text">
      <style:text-properties fo:font-size="11pt" style:font-size-asian="11pt"/>
    </style:style>
    <style:style style:name="T10" style:parent-style-name="Fonteparág.padrão" style:family="text">
      <style:text-properties fo:color="#5F5F5F" fo:font-size="9pt" style:font-size-asian="9pt"/>
    </style:style>
    <style:style style:name="T11" style:parent-style-name="Fonteparág.padrão" style:family="text">
      <style:text-properties fo:font-size="11pt" style:font-size-asian="11pt"/>
    </style:style>
    <style:style style:name="T12" style:parent-style-name="Fonteparág.padrão" style:family="text">
      <style:text-properties fo:font-size="11pt" style:font-size-asian="11pt"/>
    </style:style>
    <style:style style:name="T13" style:parent-style-name="Fonteparág.padrão" style:family="text">
      <style:text-properties fo:font-size="11pt" style:font-size-asian="11pt"/>
    </style:style>
    <style:style style:name="T14" style:parent-style-name="Fonteparág.padrão" style:family="text">
      <style:text-properties fo:font-size="11pt" style:font-size-asian="11pt"/>
    </style:style>
    <style:style style:name="T15" style:parent-style-name="Fonteparág.padrão" style:family="text">
      <style:text-properties fo:font-size="11pt" style:font-size-asian="11pt"/>
    </style:style>
    <style:style style:name="T16" style:parent-style-name="Fonteparág.padrão" style:family="text">
      <style:text-properties fo:font-size="11pt" style:font-size-asian="11pt"/>
    </style:style>
    <style:style style:name="T17" style:parent-style-name="Fonteparág.padrão" style:family="text">
      <style:text-properties fo:font-size="11pt" style:font-size-asian="11pt"/>
    </style:style>
    <style:style style:name="T18" style:parent-style-name="Fonteparág.padrão" style:family="text">
      <style:text-properties fo:font-size="11pt" style:font-size-asian="11pt"/>
    </style:style>
    <style:style style:name="T19" style:parent-style-name="Fonteparág.padrão" style:family="text">
      <style:text-properties fo:font-size="11pt" style:font-size-asian="11pt"/>
    </style:style>
    <style:style style:name="T20" style:parent-style-name="Fonteparág.padrão" style:family="text">
      <style:text-properties fo:color="#5F5F5F" fo:font-size="9pt" style:font-size-asian="9pt"/>
    </style:style>
    <style:style style:name="T21" style:parent-style-name="Fonteparág.padrão" style:family="text">
      <style:text-properties fo:color="#5F5F5F" fo:font-size="9pt" style:font-size-asian="9pt"/>
    </style:style>
    <style:style style:name="T22" style:parent-style-name="Fonteparág.padrão" style:family="text">
      <style:text-properties fo:color="#5F5F5F" fo:font-size="9pt" style:font-size-asian="9pt"/>
    </style:style>
    <style:style style:name="T23" style:parent-style-name="Fonteparág.padrão" style:family="text">
      <style:text-properties fo:color="#5F5F5F" fo:font-size="9pt" style:font-size-asian="9pt"/>
    </style:style>
    <style:style style:name="P24" style:parent-style-name="Normal" style:family="paragraph">
      <style:paragraph-properties fo:margin-bottom="0in" fo:margin-left="-0.0263in">
        <style:tab-stops/>
      </style:paragraph-properties>
    </style:style>
    <style:style style:name="T25" style:parent-style-name="Fonteparág.padrão" style:family="text">
      <style:text-properties fo:color="#5F5F5F" fo:font-size="9pt" style:font-size-asian="9pt"/>
    </style:style>
    <style:style style:family="graphic" style:name="a12">
      <style:graphic-properties style:wrap="parallel" style:wrap-contour="false" style:horizontal-rel="page" style:vertical-rel="page" style:horizontal-pos="from-left" style:vertical-pos="from-top"/>
    </style:style>
    <style:style style:family="graphic" style:name="a0">
      <style:graphic-properties draw:fill="solid" draw:fill-color="#b2d4e9" draw:opacity="100%" draw:stroke="none"/>
    </style:style>
    <style:style style:family="graphic" style:name="a13">
      <style:graphic-properties draw:fill="none" draw:stroke="solid" svg:stroke-width="0.01042in" svg:stroke-color="#5f5f5f" svg:stroke-opacity="100%" draw:stroke-linejoin="miter" svg:stroke-linecap="square"/>
    </style:style>
    <style:style style:family="graphic" style:name="a1">
      <style:graphic-properties draw:fill="solid" draw:fill-color="#b2d4e9" draw:opacity="100%" draw:stroke="none"/>
    </style:style>
    <style:style style:family="graphic" style:name="a2">
      <style:graphic-properties draw:fill="solid" draw:fill-color="#b2d4e9" draw:opacity="100%" draw:stroke="non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draw:fill="none" draw:stroke="solid" svg:stroke-width="0.03125in" svg:stroke-color="#cccccc" svg:stroke-opacity="100%" draw:stroke-linejoin="miter" svg:stroke-linecap="butt"/>
    </style:style>
    <style:style style:family="graphic" style:name="a5">
      <style:graphic-properties draw:fill="none" draw:stroke="solid" svg:stroke-width="0.03125in" svg:stroke-color="#cccccc" svg:stroke-opacity="100%" draw:stroke-linejoin="miter" svg:stroke-linecap="square"/>
    </style:style>
    <style:style style:family="graphic" style:name="a6">
      <style:graphic-properties draw:fill="none" draw:stroke="solid" svg:stroke-width="0.03125in" svg:stroke-color="#cccccc" svg:stroke-opacity="100%" draw:stroke-linejoin="miter" svg:stroke-linecap="square"/>
    </style:style>
    <style:style style:family="graphic" style:name="a7">
      <style:graphic-properties draw:fill="none" draw:stroke="solid" svg:stroke-width="0.03125in" svg:stroke-color="#cccccc" svg:stroke-opacity="100%" draw:stroke-linejoin="miter" svg:stroke-linecap="square"/>
    </style:style>
    <style:style style:family="graphic" style:name="a8">
      <style:graphic-properties draw:fill="none" draw:stroke="solid" svg:stroke-width="0.03125in" svg:stroke-color="#cccccc" svg:stroke-opacity="100%" draw:stroke-linejoin="miter" svg:stroke-linecap="square"/>
    </style:style>
    <style:style style:family="graphic" style:name="a9">
      <style:graphic-properties draw:fill="none" draw:stroke="solid" svg:stroke-width="0.03125in" svg:stroke-color="#cccccc" svg:stroke-opacity="100%" draw:stroke-linejoin="miter" svg:stroke-linecap="square"/>
    </style:style>
    <style:style style:family="graphic" style:name="a10">
      <style:graphic-properties draw:fill="none" draw:stroke="solid" svg:stroke-width="0.03125in" svg:stroke-color="#cccccc" svg:stroke-opacity="100%" draw:stroke-linejoin="miter" svg:stroke-linecap="square"/>
    </style:style>
    <style:style style:family="graphic" style:name="a11">
      <style:graphic-properties draw:fill="none" draw:stroke="solid" svg:stroke-width="0.03125in" svg:stroke-color="#cccccc" svg:stroke-opacity="100%" draw:stroke-linejoin="miter" svg:stroke-linecap="square"/>
    </style:style>
  </office:automatic-styles>
  <office:master-styles>
    <style:master-page style:name="MP0" style:page-layout-name="PL0">
      <style:header>
        <text:p text:style-name="P2"><text:span text:style-name="T3"><draw:g draw:z-index="251659264" draw:name="Group 64349" draw:id="id12" draw:style-name="a12" text:anchor-type="paragraph"><svg:title/><svg:desc/><draw:custom-shape svg:x="0.39583in" svg:y="0.19792in" svg:width="1.20315in" svg:height="0.51042in" draw:id="id0" draw:style-name="a0" draw:name="Shape 68256"><svg:title/><svg:desc/><draw:enhanced-geometry draw:type="non-primitive" svg:viewBox="0 0 1590955 685165" draw:enhanced-path="M 0 0 L 1590955 0 1590955 685165 0 68516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90955"/><draw:equation draw:name="f7" draw:formula="?f4 / 685165"/><draw:equation draw:name="f8" draw:formula="0 / ?f6"/><draw:equation draw:name="f9" draw:formula="1590955 / ?f6"/><draw:equation draw:name="f10" draw:formula="0 / ?f7"/><draw:equation draw:name="f11" draw:formula="685165 / ?f7"/></draw:enhanced-geometry></draw:custom-shape><draw:custom-shape svg:x="1.59895in" svg:y="0.19792in" svg:width="5.38631in" svg:height="0.51042in" draw:id="id1" draw:style-name="a1" draw:name="Shape 68257"><svg:title/><svg:desc/><draw:enhanced-geometry draw:type="non-primitive" svg:viewBox="0 0 7122427 685165" draw:enhanced-path="M 0 0 L 7122427 0 7122427 685165 0 68516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22427"/><draw:equation draw:name="f7" draw:formula="?f4 / 685165"/><draw:equation draw:name="f8" draw:formula="0 / ?f6"/><draw:equation draw:name="f9" draw:formula="7122427 / ?f6"/><draw:equation draw:name="f10" draw:formula="0 / ?f7"/><draw:equation draw:name="f11" draw:formula="685165 / ?f7"/></draw:enhanced-geometry></draw:custom-shape><draw:custom-shape svg:x="6.98508in" svg:y="0.19792in" svg:width="0.93023in" svg:height="0.51042in" draw:id="id2" draw:style-name="a2" draw:name="Shape 68258"><svg:title/><svg:desc/><draw:enhanced-geometry draw:type="non-primitive" svg:viewBox="0 0 1230058 685165" draw:enhanced-path="M 0 0 L 1230058 0 1230058 685165 0 68516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30058"/><draw:equation draw:name="f7" draw:formula="?f4 / 685165"/><draw:equation draw:name="f8" draw:formula="0 / ?f6"/><draw:equation draw:name="f9" draw:formula="1230058 / ?f6"/><draw:equation draw:name="f10" draw:formula="0 / ?f7"/><draw:equation draw:name="f11" draw:formula="685165 / ?f7"/></draw:enhanced-geometry></draw:custom-shape><draw:custom-shape svg:x="0.5in" svg:y="0.29167in" svg:width="7.37361in" svg:height="0.40625in" draw:id="id3" draw:style-name="a3" draw:name="Rectangle 64362"><svg:title/><svg:desc/><text:p text:style-name="P4">Dicionário de variáveis<text:s/>do Sisagua<text:s/></text:p><text:p text:style-name="P5">Cadastro anual das formas de abastecimento<text:s/>(tratamento da água)</text:p><text:p text:style-name="P6"/><text:p text:style-name="P7"/><draw:enhanced-geometry draw:type="non-primitive" svg:viewBox="0 0 21600 21600" draw:enhanced-path="M 0 0 L 21600 0 21600 21600 0 21600 Z N"/></draw:custom-shape><draw:custom-shape svg:x="0.33333in" svg:y="0.19792in" svg:width="0.05in" svg:height="0.51042in" draw:id="id4" draw:style-name="a4" draw:name="Shape 64354"><svg:title/><svg:desc/><draw:enhanced-geometry draw:type="non-primitive" svg:viewBox="0 0 45715 466725" draw:enhanced-path="M 0 0 L 0 466725 N" draw:text-areas="?f8 ?f10 ?f9 ?f11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715"/><draw:equation draw:name="f7" draw:formula="?f4 / 466725"/><draw:equation draw:name="f8" draw:formula="0 / ?f6"/><draw:equation draw:name="f9" draw:formula="45715 / ?f6"/><draw:equation draw:name="f10" draw:formula="0 / ?f7"/><draw:equation draw:name="f11" draw:formula="466725 / ?f7"/></draw:enhanced-geometry></draw:custom-shape><draw:custom-shape svg:x="0.39583in" svg:y="0.70833in" svg:width="1.19235in" svg:height="0in" draw:id="id5" draw:style-name="a5" draw:name="Shape 64355"><svg:title/><svg:desc/><draw:enhanced-geometry draw:type="non-primitive" svg:viewBox="0 0 1090184 0" draw:enhanced-path="M 0 0 L 109018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90184"/><draw:equation draw:name="f7" draw:formula="?f4 / 0"/><draw:equation draw:name="f8" draw:formula="0 / ?f6"/><draw:equation draw:name="f9" draw:formula="1090184 / ?f6"/><draw:equation draw:name="f10" draw:formula="0 / ?f7"/></draw:enhanced-geometry></draw:custom-shape><draw:custom-shape svg:x="0.39583in" svg:y="0.19792in" svg:width="1.19235in" svg:height="0in" draw:id="id6" draw:style-name="a6" draw:name="Shape 64356"><svg:title/><svg:desc/><draw:enhanced-geometry draw:type="non-primitive" svg:viewBox="0 0 1090184 0" draw:enhanced-path="M 0 0 L 1090184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90184"/><draw:equation draw:name="f7" draw:formula="?f4 / 0"/><draw:equation draw:name="f8" draw:formula="0 / ?f6"/><draw:equation draw:name="f9" draw:formula="1090184 / ?f6"/><draw:equation draw:name="f10" draw:formula="0 / ?f7"/></draw:enhanced-geometry></draw:custom-shape><draw:custom-shape svg:x="1.60979in" svg:y="0.70833in" svg:width="5.3647in" svg:height="0in" draw:id="id7" draw:style-name="a7" draw:name="Shape 64357"><svg:title/><svg:desc/><draw:enhanced-geometry draw:type="non-primitive" svg:viewBox="0 0 4905031 0" draw:enhanced-path="M 0 0 L 4905031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905031"/><draw:equation draw:name="f7" draw:formula="?f4 / 0"/><draw:equation draw:name="f8" draw:formula="0 / ?f6"/><draw:equation draw:name="f9" draw:formula="4905031 / ?f6"/><draw:equation draw:name="f10" draw:formula="0 / ?f7"/></draw:enhanced-geometry></draw:custom-shape><draw:custom-shape svg:x="1.60979in" svg:y="0.19792in" svg:width="5.3647in" svg:height="0in" draw:id="id8" draw:style-name="a8" draw:name="Shape 64358"><svg:title/><svg:desc/><draw:enhanced-geometry draw:type="non-primitive" svg:viewBox="0 0 4905031 0" draw:enhanced-path="M 0 0 L 4905031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905031"/><draw:equation draw:name="f7" draw:formula="?f4 / 0"/><draw:equation draw:name="f8" draw:formula="0 / ?f6"/><draw:equation draw:name="f9" draw:formula="4905031 / ?f6"/><draw:equation draw:name="f10" draw:formula="0 / ?f7"/></draw:enhanced-geometry></draw:custom-shape><draw:custom-shape svg:x="6.9961in" svg:y="0.70833in" svg:width="0.91942in" svg:height="0in" draw:id="id9" draw:style-name="a9" draw:name="Shape 64359"><svg:title/><svg:desc/><draw:enhanced-geometry draw:type="non-primitive" svg:viewBox="0 0 840642 0" draw:enhanced-path="M 0 0 L 840642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0642"/><draw:equation draw:name="f7" draw:formula="?f4 / 0"/><draw:equation draw:name="f8" draw:formula="0 / ?f6"/><draw:equation draw:name="f9" draw:formula="840642 / ?f6"/><draw:equation draw:name="f10" draw:formula="0 / ?f7"/></draw:enhanced-geometry></draw:custom-shape><draw:custom-shape svg:x="7.87361in" svg:y="0.19792in" svg:width="0.05in" svg:height="0.51042in" draw:id="id10" draw:style-name="a10" draw:name="Shape 64360"><svg:title/><svg:desc/><draw:enhanced-geometry draw:type="non-primitive" svg:viewBox="0 0 45715 466725" draw:enhanced-path="M 0 0 L 0 466725 N" draw:text-areas="?f8 ?f10 ?f9 ?f11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715"/><draw:equation draw:name="f7" draw:formula="?f4 / 466725"/><draw:equation draw:name="f8" draw:formula="0 / ?f6"/><draw:equation draw:name="f9" draw:formula="45715 / ?f6"/><draw:equation draw:name="f10" draw:formula="0 / ?f7"/><draw:equation draw:name="f11" draw:formula="466725 / ?f7"/></draw:enhanced-geometry></draw:custom-shape><draw:custom-shape svg:x="6.99567in" svg:y="0.13542in" svg:width="0.91942in" svg:height="0.0625in" draw:id="id11" draw:style-name="a11" draw:name="Shape 64361"><svg:title/><svg:desc/><draw:enhanced-geometry draw:type="non-primitive" svg:viewBox="0 0 840642 57150" draw:enhanced-path="M 0 0 L 840642 0 N" draw:text-areas="?f8 ?f10 ?f9 ?f11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0642"/><draw:equation draw:name="f7" draw:formula="?f4 / 57150"/><draw:equation draw:name="f8" draw:formula="0 / ?f6"/><draw:equation draw:name="f9" draw:formula="840642 / ?f6"/><draw:equation draw:name="f10" draw:formula="0 / ?f7"/><draw:equation draw:name="f11" draw:formula="57150 / ?f7"/></draw:enhanced-geometry></draw:custom-shape></draw:g></text:span></text:p>
      </style:header>
      <style:footer>
        <text:p text:style-name="P8"><text:span text:style-name="T9"><draw:custom-shape svg:x="0.96042in" svg:y="10.80903in" svg:width="6.33858in" svg:height="0in" draw:id="id13" draw:style-name="a13" draw:name="Group 64371"><svg:title/><svg:desc/><draw:enhanced-geometry draw:type="non-primitive" svg:viewBox="0 0 5795645 0" draw:enhanced-path="M 5795645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5645"/><draw:equation draw:name="f7" draw:formula="?f4 / 0"/><draw:equation draw:name="f8" draw:formula="0 / ?f6"/><draw:equation draw:name="f9" draw:formula="5795645 / ?f6"/><draw:equation draw:name="f10" draw:formula="0 / ?f7"/></draw:enhanced-geometry></draw:custom-shape></text:span><text:span text:style-name="T10">Ministério da Saúde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Página<text:s/></text:span><text:span text:style-name="T21"><text:page-number text:fixed="false">6</text:page-number></text:span><text:span text:style-name="T22"><text:s/>de<text:s/></text:span><text:span text:style-name="T23"><text:page-count>6</text:page-count></text:span></text:p>
        <text:p text:style-name="P24"><text:span text:style-name="T25">Sistema de Informações de Vigilância da Qualidade da Água para Consumo Humano - SISAGU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iago de Brito Magalhães</meta:initial-creator>
    <dc:creator>Gilson Leite de Oliveira</dc:creator>
    <meta:creation-date>2023-12-04T19:14:00Z</meta:creation-date>
    <dc:date>2023-12-04T19:14:00Z</dc:date>
    <meta:template xlink:href="Normal.dotm" xlink:type="simple"/>
    <meta:editing-cycles>2</meta:editing-cycles>
    <meta:editing-duration>PT0S</meta:editing-duration>
    <meta:user-defined meta:name="ContentTypeId">0x0101009CCE568D2A447D499EDD7EDFD4BE9238</meta:user-defined>
    <meta:document-statistic meta:page-count="6" meta:paragraph-count="22" meta:word-count="1750" meta:character-count="11181" meta:row-count="78" meta:non-whitespace-character-count="9453"/>
  </office:meta>
</office:document-meta>
</file>